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0</text:p>
          </table:table-cell>
          <table:table-cell table:style-name="ACE-0" office:value-type="float" office:value="68.700000000000003">
            <text:p>68.7</text:p>
          </table:table-cell>
          <table:table-cell table:style-name="ACE-0" office:value-type="float" office:value="32.159999999999997">
            <text:p>32.16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54.46000000000001">
            <text:p>154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57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39999999999999">
            <text:p>32.54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204.59">
            <text:p>204.5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3.600000000000001">
            <text:p>33.6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38A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7">
            <text:p>32.57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38B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7">
            <text:p>32.57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178.77000000000001">
            <text:p>178.77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style-name="ACE-0" office:value-type="string">
            <text:p>Arslanov et al. 1974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4127A</text:p>
          </table:table-cell>
          <table:table-cell table:style-name="ACE-0" office:value-type="float" office:value="69.170000000000002">
            <text:p>69.17</text:p>
          </table:table-cell>
          <table:table-cell table:style-name="ACE-0" office:value-type="float" office:value="33.390000000000001">
            <text:p>33.39</text:p>
          </table:table-cell>
          <table:table-cell table:style-name="ACE-0" office:value-type="float" office:value="8935">
            <text:p>8935</text:p>
          </table:table-cell>
          <table:table-cell table:style-name="ACE-0" office:value-type="float" office:value="122.06999999999999">
            <text:p>122.07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Ua-1607A</text:p>
          </table:table-cell>
          <table:table-cell table:style-name="ACE-0" office:value-type="float" office:value="69.170000000000002">
            <text:p>69.17</text:p>
          </table:table-cell>
          <table:table-cell table:style-name="ACE-0" office:value-type="float" office:value="33.399999999999999">
            <text:p>33.4</text:p>
          </table:table-cell>
          <table:table-cell table:style-name="ACE-0" office:value-type="float" office:value="9185">
            <text:p>91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3.8607370811802246">
            <text:p>3.86074</text:p>
          </table:table-cell>
          <table:table-cell table:style-name="ACE-0" office:value-type="float" office:value="3.8607370811802246">
            <text:p>3.8607371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Ua-1608A</text:p>
          </table:table-cell>
          <table:table-cell table:style-name="ACE-0" office:value-type="float" office:value="69.180000000000007">
            <text:p>69.18</text:p>
          </table:table-cell>
          <table:table-cell table:style-name="ACE-0" office:value-type="float" office:value="33.409999999999997">
            <text:p>33.41</text:p>
          </table:table-cell>
          <table:table-cell table:style-name="ACE-0" office:value-type="float" office:value="9165">
            <text:p>9165</text:p>
          </table:table-cell>
          <table:table-cell table:style-name="ACE-0" office:value-type="float" office:value="119.27">
            <text:p>119.2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5">
            <text:p>48.5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2402A</text:p>
          </table:table-cell>
          <table:table-cell table:style-name="ACE-0" office:value-type="float" office:value="69.180000000000007">
            <text:p>69.18</text:p>
          </table:table-cell>
          <table:table-cell table:style-name="ACE-0" office:value-type="float" office:value="33.420000000000002">
            <text:p>33.42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114.13">
            <text:p>114.13</text:p>
          </table:table-cell>
          <table:table-cell table:style-name="ACE-0" office:value-type="string">
            <text:p>mud, plant fragments,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2394A</text:p>
          </table:table-cell>
          <table:table-cell table:style-name="ACE-0" office:value-type="float" office:value="69.200000000000003">
            <text:p>69.2</text:p>
          </table:table-cell>
          <table:table-cell table:style-name="ACE-0" office:value-type="float" office:value="33.369999999999997">
            <text:p>33.37</text:p>
          </table:table-cell>
          <table:table-cell table:style-name="ACE-0" office:value-type="float" office:value="6875">
            <text:p>6875</text:p>
          </table:table-cell>
          <table:table-cell table:style-name="ACE-0" office:value-type="float" office:value="172.05000000000001">
            <text:p>172.0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4.9654094302484255">
            <text:p>4.96541</text:p>
          </table:table-cell>
          <table:table-cell table:style-name="ACE-0" office:value-type="float" office:value="4.9654094302484255">
            <text:p>4.9654094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Ua-1606A</text:p>
          </table:table-cell>
          <table:table-cell table:style-name="ACE-0" office:value-type="float" office:value="69.239999999999995">
            <text:p>69.24</text:p>
          </table:table-cell>
          <table:table-cell table:style-name="ACE-0" office:value-type="float" office:value="33.32">
            <text:p>33.32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119.27">
            <text:p>119.2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3.3023159767048336">
            <text:p>3.30232</text:p>
          </table:table-cell>
          <table:table-cell table:style-name="ACE-0" office:value-type="float" office:value="3.3023159767048336">
            <text:p>3.302316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Ua-1605A</text:p>
          </table:table-cell>
          <table:table-cell table:style-name="ACE-0" office:value-type="float" office:value="69.25">
            <text:p>69.25</text:p>
          </table:table-cell>
          <table:table-cell table:style-name="ACE-0" office:value-type="float" office:value="33.200000000000003">
            <text:p>33.2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4.13">
            <text:p>114.13</text:p>
          </table:table-cell>
          <table:table-cell table:style-name="ACE-0" office:value-type="string">
            <text:p>gyttja mu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3.1072963827095732">
            <text:p>3.1073</text:p>
          </table:table-cell>
          <table:table-cell table:style-name="ACE-0" office:value-type="float" office:value="3.1072963827095732">
            <text:p>3.1072964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2398A</text:p>
          </table:table-cell>
          <table:table-cell table:style-name="ACE-0" office:value-type="float" office:value="69.25">
            <text:p>69.25</text:p>
          </table:table-cell>
          <table:table-cell table:style-name="ACE-0" office:value-type="float" office:value="33.329999999999998">
            <text:p>33.33</text:p>
          </table:table-cell>
          <table:table-cell table:style-name="ACE-0" office:value-type="float" office:value="4895">
            <text:p>4895</text:p>
          </table:table-cell>
          <table:table-cell table:style-name="ACE-0" office:value-type="float" office:value="137.93000000000001">
            <text:p>137.9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4.2018199402163816">
            <text:p>4.20182</text:p>
          </table:table-cell>
          <table:table-cell table:style-name="ACE-0" office:value-type="float" office:value="4.2018199402163816">
            <text:p>4.2018199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2396A</text:p>
          </table:table-cell>
          <table:table-cell table:style-name="ACE-0" office:value-type="float" office:value="69.260000000000005">
            <text:p>69.26</text:p>
          </table:table-cell>
          <table:table-cell table:style-name="ACE-0" office:value-type="float" office:value="33.229999999999997">
            <text:p>33.23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152.40000000000001">
            <text:p>152.4</text:p>
          </table:table-cell>
          <table:table-cell table:style-name="ACE-0" office:value-type="string">
            <text:p>gyttja mu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3.3023159767048336">
            <text:p>3.30232</text:p>
          </table:table-cell>
          <table:table-cell table:style-name="ACE-0" office:value-type="float" office:value="3.3023159767048336">
            <text:p>3.302316</text:p>
          </table:table-cell>
          <table:table-cell table:style-name="Gnumeric-default" office:value-type="string">
            <text:p>CornerEtal2001</text:p>
          </table:table-cell>
          <table:table-cell table:style-name="ACE-0" office:value-type="string">
            <text:p>Corner et al. 2001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1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organic matte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GurevichLiyva1975</text:p>
          </table:table-cell>
          <table:table-cell table:style-name="ACE-0" office:value-type="string">
            <text:p>Gurevich and Liyva 197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4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organic matte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197500000000002">
            <text:p>3.51975</text:p>
          </table:table-cell>
          <table:table-cell table:style-name="ACE-0" office:value-type="float" office:value="3.3782499352475384">
            <text:p>3.37825</text:p>
          </table:table-cell>
          <table:table-cell table:style-name="ACE-0" office:value-type="float" office:value="3.3782499352475384">
            <text:p>3.3782499</text:p>
          </table:table-cell>
          <table:table-cell table:style-name="Gnumeric-default" office:value-type="string">
            <text:p>GurevichLiyva1975</text:p>
          </table:table-cell>
          <table:table-cell table:style-name="ACE-0" office:value-type="string">
            <text:p>Gurevich and Liyva 1975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3</text:p>
          </table:table-cell>
          <table:table-cell table:style-name="ACE-0" office:value-type="float" office:value="69.219999999999999">
            <text:p>69.22</text:p>
          </table:table-cell>
          <table:table-cell table:style-name="ACE-0" office:value-type="float" office:value="33.469999999999999">
            <text:p>33.47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oss from a grave on the terrac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Gurina 1971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6</text:p>
          </table:table-cell>
          <table:table-cell table:style-name="ACE-0" office:value-type="float" office:value="69.310000000000002">
            <text:p>69.31</text:p>
          </table:table-cell>
          <table:table-cell table:style-name="ACE-0" office:value-type="float" office:value="34.369999999999997">
            <text:p>34.37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5.0926417506044936">
            <text:p>5.09264</text:p>
          </table:table-cell>
          <table:table-cell table:style-name="ACE-0" office:value-type="float" office:value="5.0926417506044936">
            <text:p>5.0926418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Mitiaev et al. 2008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7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9999999999999">
            <text:p>34.36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.0926515686820748">
            <text:p>5.09265</text:p>
          </table:table-cell>
          <table:table-cell table:style-name="ACE-0" office:value-type="float" office:value="5.0926515686820748">
            <text:p>5.0926516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Mitiaev et al. 2008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5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69999999999997">
            <text:p>34.37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.0926515686820748">
            <text:p>5.09265</text:p>
          </table:table-cell>
          <table:table-cell table:style-name="ACE-0" office:value-type="float" office:value="5.0926515686820748">
            <text:p>5.0926516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Mitiaev et al. 2008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2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2475">
            <text:p>2475</text:p>
          </table:table-cell>
          <table:table-cell table:style-name="ACE-0" office:value-type="float" office:value="1627.01">
            <text:p>1627.01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697499999999994">
            <text:p>7.9697499999999994</text:p>
          </table:table-cell>
          <table:table-cell table:style-name="ACE-0" office:value-type="float" office:value="8.6233076636810306">
            <text:p>8.62331</text:p>
          </table:table-cell>
          <table:table-cell table:style-name="ACE-0" office:value-type="float" office:value="8.6233076636810306">
            <text:p>8.6233077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Tanner 1930 (as in Mitiaev et al. 2008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mansk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2-8</text:p>
          </table:table-cell>
          <table:table-cell table:style-name="ACE-0" office:value-type="float" office:value="69.329999999999998">
            <text:p>69.33</text:p>
          </table:table-cell>
          <table:table-cell table:style-name="ACE-0" office:value-type="float" office:value="34.280000000000001">
            <text:p>34.28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453.26">
            <text:p>1453.26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019750000000002">
            <text:p>17.019750000000002</text:p>
          </table:table-cell>
          <table:table-cell table:style-name="ACE-0" office:value-type="float" office:value="8.6233076636810306">
            <text:p>8.62331</text:p>
          </table:table-cell>
          <table:table-cell table:style-name="ACE-0" office:value-type="float" office:value="8.6233076636810306">
            <text:p>8.6233077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Tanner 1930 (as in Mitiaev et al. 2008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20">
          <gnm:selection gnm:start-col="15" gnm:start-row="20" gnm:end-col="15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5T06:19:3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